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1cm" svg:stroke-color="#000000" svg:stroke-opacity="100%" draw:stroke-linejoin="round" draw:fill="none"/>
    </style:style>
    <style:style style:name="gr3" style:family="graphic" style:parent-style-name="standard">
      <style:graphic-properties draw:stroke="solid" svg:stroke-width="0.011cm" svg:stroke-color="#000000" svg:stroke-opacity="100%" draw:stroke-linejoin="round" draw:fill="none" fo:padding-top="0.13cm" fo:padding-bottom="0.13cm" fo:padding-left="0.255cm" fo:padding-right="0.255cm"/>
    </style:style>
    <style:style style:name="gr4" style:family="graphic" style:parent-style-name="standard">
      <style:graphic-properties draw:stroke="none" draw:fill="none" draw:textarea-vertical-align="middle" fo:min-height="0.33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vertical-align="middle" fo:min-height="1.218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0.718cm" fo:padding-top="0.141cm" fo:padding-bottom="0.141cm" fo:padding-left="0.141cm" fo:padding-right="0.141cm"/>
    </style:style>
    <style:style style:name="gr7" style:family="graphic" style:parent-style-name="standard">
      <style:graphic-properties draw:stroke="solid" svg:stroke-width="0.102cm" svg:stroke-color="#ff0000" draw:marker-start-width="0.346cm" draw:marker-end-width="0.346cm" svg:stroke-opacity="100%" draw:stroke-linejoin="round" draw:fill="non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000000" draw:marker-start-width="0.34cm" draw:marker-end-width="0.34cm" svg:stroke-opacity="100%" draw:stroke-linejoin="round" draw:fill="none" fo:padding-top="0.175cm" fo:padding-bottom="0.175cm" fo:padding-left="0.3cm" fo:padding-right="0.3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2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3" style:family="text"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office:forms form:automatic-focus="false" form:apply-design-mode="false"/>
        <draw:g>
          <draw:polygon draw:style-name="gr1" draw:layer="layout" svg:width="1.5cm" svg:height="18.5cm" svg:x="11.025cm" svg:y="2.526cm" svg:viewBox="0 0 1501 18501" draw:points="0,18501 1501,18501 1501,0 0,0">
            <text:p/>
          </draw:polygon>
          <draw:polygon draw:style-name="gr2" draw:layer="layout" svg:width="1.5cm" svg:height="18.5cm" svg:x="11.025cm" svg:y="2.526cm" svg:viewBox="0 0 1501 18501" draw:points="0,18501 1501,18501 1501,0 0,0">
            <text:p/>
          </draw:polygon>
        </draw:g>
        <draw:g>
          <draw:polygon draw:style-name="gr1" draw:layer="layout" svg:width="1.5cm" svg:height="18.5cm" svg:x="5.025cm" svg:y="2.526cm" svg:viewBox="0 0 1501 18501" draw:points="0,18501 1501,18501 1501,0 0,0">
            <text:p/>
          </draw:polygon>
          <draw:polygon draw:style-name="gr2" draw:layer="layout" svg:width="1.5cm" svg:height="18.5cm" svg:x="5.025cm" svg:y="2.526cm" svg:viewBox="0 0 1501 18501" draw:points="0,18501 1501,18501 1501,0 0,0">
            <text:p/>
          </draw:polygon>
        </draw:g>
        <draw:g>
          <draw:line draw:style-name="gr3" draw:layer="layout" svg:x1="4.526cm" svg:y1="3.526cm" svg:x2="7.026cm" svg:y2="3.526cm">
            <text:p/>
          </draw:line>
          <draw:frame draw:style-name="gr4" draw:layer="layout" svg:width="2.5cm" svg:height="0.945cm" svg:x="4.526cm" svg:y="3.223cm">
            <draw:text-box>
              <text:p/>
            </draw:text-box>
          </draw:frame>
        </draw:g>
        <draw:g>
          <draw:line draw:style-name="gr3" draw:layer="layout" svg:x1="4.526cm" svg:y1="5.025cm" svg:x2="7.026cm" svg:y2="5.025cm">
            <text:p/>
          </draw:line>
          <draw:frame draw:style-name="gr4" draw:layer="layout" svg:width="2.5cm" svg:height="0.945cm" svg:x="4.526cm" svg:y="4.722cm">
            <draw:text-box>
              <text:p/>
            </draw:text-box>
          </draw:frame>
        </draw:g>
        <draw:g>
          <draw:line draw:style-name="gr3" draw:layer="layout" svg:x1="4.526cm" svg:y1="6.526cm" svg:x2="7.026cm" svg:y2="6.526cm">
            <text:p/>
          </draw:line>
          <draw:frame draw:style-name="gr4" draw:layer="layout" svg:width="2.5cm" svg:height="0.945cm" svg:x="4.526cm" svg:y="6.223cm">
            <draw:text-box>
              <text:p/>
            </draw:text-box>
          </draw:frame>
        </draw:g>
        <draw:g>
          <draw:line draw:style-name="gr3" draw:layer="layout" svg:x1="4.526cm" svg:y1="8.025cm" svg:x2="7.026cm" svg:y2="8.025cm">
            <text:p/>
          </draw:line>
          <draw:frame draw:style-name="gr4" draw:layer="layout" svg:width="2.5cm" svg:height="0.945cm" svg:x="4.526cm" svg:y="7.722cm">
            <draw:text-box>
              <text:p/>
            </draw:text-box>
          </draw:frame>
        </draw:g>
        <draw:g>
          <draw:line draw:style-name="gr3" draw:layer="layout" svg:x1="4.526cm" svg:y1="9.526cm" svg:x2="7.026cm" svg:y2="9.526cm">
            <text:p/>
          </draw:line>
          <draw:frame draw:style-name="gr4" draw:layer="layout" svg:width="2.5cm" svg:height="0.945cm" svg:x="4.526cm" svg:y="9.223cm">
            <draw:text-box>
              <text:p/>
            </draw:text-box>
          </draw:frame>
        </draw:g>
        <draw:g>
          <draw:line draw:style-name="gr3" draw:layer="layout" svg:x1="4.526cm" svg:y1="11.025cm" svg:x2="7.026cm" svg:y2="11.025cm">
            <text:p/>
          </draw:line>
          <draw:frame draw:style-name="gr4" draw:layer="layout" svg:width="2.5cm" svg:height="0.945cm" svg:x="4.526cm" svg:y="10.722cm">
            <draw:text-box>
              <text:p/>
            </draw:text-box>
          </draw:frame>
        </draw:g>
        <draw:g>
          <draw:line draw:style-name="gr3" draw:layer="layout" svg:x1="4.526cm" svg:y1="12.526cm" svg:x2="7.026cm" svg:y2="12.526cm">
            <text:p/>
          </draw:line>
          <draw:frame draw:style-name="gr4" draw:layer="layout" svg:width="2.5cm" svg:height="0.945cm" svg:x="4.526cm" svg:y="12.223cm">
            <draw:text-box>
              <text:p/>
            </draw:text-box>
          </draw:frame>
        </draw:g>
        <draw:g>
          <draw:line draw:style-name="gr3" draw:layer="layout" svg:x1="4.526cm" svg:y1="14.025cm" svg:x2="7.026cm" svg:y2="14.025cm">
            <text:p/>
          </draw:line>
          <draw:frame draw:style-name="gr4" draw:layer="layout" svg:width="2.5cm" svg:height="0.945cm" svg:x="4.526cm" svg:y="13.722cm">
            <draw:text-box>
              <text:p/>
            </draw:text-box>
          </draw:frame>
        </draw:g>
        <draw:g>
          <draw:line draw:style-name="gr3" draw:layer="layout" svg:x1="4.526cm" svg:y1="15.525cm" svg:x2="7.026cm" svg:y2="15.525cm">
            <text:p/>
          </draw:line>
          <draw:frame draw:style-name="gr4" draw:layer="layout" svg:width="2.5cm" svg:height="0.945cm" svg:x="4.526cm" svg:y="15.222cm">
            <draw:text-box>
              <text:p/>
            </draw:text-box>
          </draw:frame>
        </draw:g>
        <draw:g>
          <draw:line draw:style-name="gr3" draw:layer="layout" svg:x1="4.526cm" svg:y1="17.025cm" svg:x2="7.026cm" svg:y2="17.025cm">
            <text:p/>
          </draw:line>
          <draw:frame draw:style-name="gr4" draw:layer="layout" svg:width="2.5cm" svg:height="0.945cm" svg:x="4.526cm" svg:y="16.722cm">
            <draw:text-box>
              <text:p/>
            </draw:text-box>
          </draw:frame>
        </draw:g>
        <draw:g>
          <draw:line draw:style-name="gr3" draw:layer="layout" svg:x1="4.526cm" svg:y1="18.525cm" svg:x2="7.026cm" svg:y2="18.525cm">
            <text:p/>
          </draw:line>
          <draw:frame draw:style-name="gr4" draw:layer="layout" svg:width="2.5cm" svg:height="0.945cm" svg:x="4.526cm" svg:y="18.222cm">
            <draw:text-box>
              <text:p/>
            </draw:text-box>
          </draw:frame>
        </draw:g>
        <draw:g>
          <draw:line draw:style-name="gr3" draw:layer="layout" svg:x1="4.526cm" svg:y1="20.025cm" svg:x2="7.026cm" svg:y2="20.025cm">
            <text:p/>
          </draw:line>
          <draw:frame draw:style-name="gr4" draw:layer="layout" svg:width="2.5cm" svg:height="0.945cm" svg:x="4.526cm" svg:y="19.722cm">
            <draw:text-box>
              <text:p/>
            </draw:text-box>
          </draw:frame>
        </draw:g>
        <draw:g>
          <draw:polygon draw:style-name="gr1" draw:layer="layout" svg:width="1.5cm" svg:height="18.5cm" svg:x="11.025cm" svg:y="2.526cm" svg:viewBox="0 0 1501 18501" draw:points="0,18501 1501,18501 1501,0 0,0">
            <text:p/>
          </draw:polygon>
          <draw:polygon draw:style-name="gr2" draw:layer="layout" svg:width="1.5cm" svg:height="18.5cm" svg:x="11.025cm" svg:y="2.526cm" svg:viewBox="0 0 1501 18501" draw:points="0,18501 1501,18501 1501,0 0,0">
            <text:p/>
          </draw:polygon>
        </draw:g>
        <draw:g>
          <draw:line draw:style-name="gr3" draw:layer="layout" svg:x1="10.526cm" svg:y1="3.526cm" svg:x2="13.026cm" svg:y2="3.526cm">
            <text:p/>
          </draw:line>
          <draw:frame draw:style-name="gr4" draw:layer="layout" svg:width="2.5cm" svg:height="0.945cm" svg:x="10.526cm" svg:y="3.223cm">
            <draw:text-box>
              <text:p/>
            </draw:text-box>
          </draw:frame>
        </draw:g>
        <draw:g>
          <draw:line draw:style-name="gr3" draw:layer="layout" svg:x1="10.526cm" svg:y1="5.025cm" svg:x2="13.026cm" svg:y2="5.025cm">
            <text:p/>
          </draw:line>
          <draw:frame draw:style-name="gr4" draw:layer="layout" svg:width="2.5cm" svg:height="0.945cm" svg:x="10.526cm" svg:y="4.722cm">
            <draw:text-box>
              <text:p/>
            </draw:text-box>
          </draw:frame>
        </draw:g>
        <draw:g>
          <draw:line draw:style-name="gr3" draw:layer="layout" svg:x1="10.526cm" svg:y1="6.526cm" svg:x2="13.026cm" svg:y2="6.526cm">
            <text:p/>
          </draw:line>
          <draw:frame draw:style-name="gr4" draw:layer="layout" svg:width="2.5cm" svg:height="0.945cm" svg:x="10.526cm" svg:y="6.223cm">
            <draw:text-box>
              <text:p/>
            </draw:text-box>
          </draw:frame>
        </draw:g>
        <draw:g>
          <draw:line draw:style-name="gr3" draw:layer="layout" svg:x1="10.526cm" svg:y1="8.025cm" svg:x2="13.026cm" svg:y2="8.025cm">
            <text:p/>
          </draw:line>
          <draw:frame draw:style-name="gr4" draw:layer="layout" svg:width="2.5cm" svg:height="0.945cm" svg:x="10.526cm" svg:y="7.722cm">
            <draw:text-box>
              <text:p/>
            </draw:text-box>
          </draw:frame>
        </draw:g>
        <draw:g>
          <draw:line draw:style-name="gr3" draw:layer="layout" svg:x1="10.526cm" svg:y1="9.526cm" svg:x2="13.026cm" svg:y2="9.526cm">
            <text:p/>
          </draw:line>
          <draw:frame draw:style-name="gr4" draw:layer="layout" svg:width="2.5cm" svg:height="0.945cm" svg:x="10.526cm" svg:y="9.223cm">
            <draw:text-box>
              <text:p/>
            </draw:text-box>
          </draw:frame>
        </draw:g>
        <draw:g>
          <draw:line draw:style-name="gr3" draw:layer="layout" svg:x1="10.526cm" svg:y1="11.025cm" svg:x2="13.026cm" svg:y2="11.025cm">
            <text:p/>
          </draw:line>
          <draw:frame draw:style-name="gr4" draw:layer="layout" svg:width="2.5cm" svg:height="0.945cm" svg:x="10.526cm" svg:y="10.722cm">
            <draw:text-box>
              <text:p/>
            </draw:text-box>
          </draw:frame>
        </draw:g>
        <draw:g>
          <draw:line draw:style-name="gr3" draw:layer="layout" svg:x1="10.526cm" svg:y1="12.526cm" svg:x2="13.026cm" svg:y2="12.526cm">
            <text:p/>
          </draw:line>
          <draw:frame draw:style-name="gr4" draw:layer="layout" svg:width="2.5cm" svg:height="0.945cm" svg:x="10.526cm" svg:y="12.223cm">
            <draw:text-box>
              <text:p/>
            </draw:text-box>
          </draw:frame>
        </draw:g>
        <draw:g>
          <draw:line draw:style-name="gr3" draw:layer="layout" svg:x1="10.526cm" svg:y1="14.025cm" svg:x2="13.026cm" svg:y2="14.025cm">
            <text:p/>
          </draw:line>
          <draw:frame draw:style-name="gr4" draw:layer="layout" svg:width="2.5cm" svg:height="0.945cm" svg:x="10.526cm" svg:y="13.722cm">
            <draw:text-box>
              <text:p/>
            </draw:text-box>
          </draw:frame>
        </draw:g>
        <draw:g>
          <draw:line draw:style-name="gr3" draw:layer="layout" svg:x1="10.526cm" svg:y1="15.525cm" svg:x2="13.026cm" svg:y2="15.525cm">
            <text:p/>
          </draw:line>
          <draw:frame draw:style-name="gr4" draw:layer="layout" svg:width="2.5cm" svg:height="0.945cm" svg:x="10.526cm" svg:y="15.222cm">
            <draw:text-box>
              <text:p/>
            </draw:text-box>
          </draw:frame>
        </draw:g>
        <draw:g>
          <draw:line draw:style-name="gr3" draw:layer="layout" svg:x1="10.526cm" svg:y1="17.025cm" svg:x2="13.026cm" svg:y2="17.025cm">
            <text:p/>
          </draw:line>
          <draw:frame draw:style-name="gr4" draw:layer="layout" svg:width="2.5cm" svg:height="0.945cm" svg:x="10.526cm" svg:y="16.722cm">
            <draw:text-box>
              <text:p/>
            </draw:text-box>
          </draw:frame>
        </draw:g>
        <draw:g>
          <draw:line draw:style-name="gr3" draw:layer="layout" svg:x1="10.526cm" svg:y1="18.525cm" svg:x2="13.026cm" svg:y2="18.525cm">
            <text:p/>
          </draw:line>
          <draw:frame draw:style-name="gr4" draw:layer="layout" svg:width="2.5cm" svg:height="0.945cm" svg:x="10.526cm" svg:y="18.222cm">
            <draw:text-box>
              <text:p/>
            </draw:text-box>
          </draw:frame>
        </draw:g>
        <draw:g>
          <draw:line draw:style-name="gr3" draw:layer="layout" svg:x1="10.526cm" svg:y1="20.025cm" svg:x2="13.026cm" svg:y2="20.025cm">
            <text:p/>
          </draw:line>
          <draw:frame draw:style-name="gr4" draw:layer="layout" svg:width="2.5cm" svg:height="0.945cm" svg:x="10.526cm" svg:y="19.722cm">
            <draw:text-box>
              <text:p/>
            </draw:text-box>
          </draw:frame>
        </draw:g>
        <draw:frame draw:style-name="gr5" draw:layer="layout" svg:width="3.5cm" svg:height="1.5cm" svg:x="4.025cm" svg:y="1.025cm">
          <draw:text-box>
            <text:p text:style-name="P1"><text:span text:style-name="T1">ROW 1</text:span></text:p>
          </draw:text-box>
        </draw:frame>
        <draw:frame draw:style-name="gr5" draw:layer="layout" svg:width="3.5cm" svg:height="1.5cm" svg:x="10.025cm" svg:y="1.025cm">
          <draw:text-box>
            <text:p text:style-name="P1"><text:span text:style-name="T1">ROW 2</text:span></text:p>
          </draw:text-box>
        </draw:frame>
        <draw:frame draw:style-name="gr6" draw:layer="layout" svg:width="4.5cm" svg:height="1cm" svg:x="0.025cm" svg:y="3.025cm">
          <draw:text-box>
            <text:p text:style-name="P1"><text:span text:style-name="T2">N.C.</text:span></text:p>
          </draw:text-box>
        </draw:frame>
        <draw:frame draw:style-name="gr6" draw:layer="layout" svg:width="4.5cm" svg:height="1cm" svg:x="0.025cm" svg:y="4.526cm">
          <draw:text-box>
            <text:p text:style-name="P1"><text:span text:style-name="T2">N.C.</text:span></text:p>
          </draw:text-box>
        </draw:frame>
        <draw:frame draw:style-name="gr6" draw:layer="layout" svg:width="4.5cm" svg:height="1cm" svg:x="0.025cm" svg:y="6.025cm">
          <draw:text-box>
            <text:p text:style-name="P1"><text:span text:style-name="T2">N.C.</text:span></text:p>
          </draw:text-box>
        </draw:frame>
        <draw:frame draw:style-name="gr6" draw:layer="layout" svg:width="4.5cm" svg:height="1cm" svg:x="0.025cm" svg:y="7.526cm">
          <draw:text-box>
            <text:p text:style-name="P1"><text:span text:style-name="T2">N.C.</text:span></text:p>
          </draw:text-box>
        </draw:frame>
        <draw:frame draw:style-name="gr6" draw:layer="layout" svg:width="4.5cm" svg:height="1cm" svg:x="0.025cm" svg:y="9.025cm">
          <draw:text-box>
            <text:p text:style-name="P1"><text:span text:style-name="T2">SHIELD</text:span></text:p>
          </draw:text-box>
        </draw:frame>
        <draw:frame draw:style-name="gr6" draw:layer="layout" svg:width="4.5cm" svg:height="1cm" svg:x="0.025cm" svg:y="10.526cm">
          <draw:text-box>
            <text:p text:style-name="P1"><text:span text:style-name="T2">N.C.</text:span></text:p>
          </draw:text-box>
        </draw:frame>
        <draw:frame draw:style-name="gr6" draw:layer="layout" svg:width="4.5cm" svg:height="1.334cm" svg:x="0.025cm" svg:y="11.859cm">
          <draw:text-box>
            <text:p text:style-name="P1"><text:span text:style-name="T2">PROFI Neg Tools</text:span><text:span text:style-name="T2"><text:line-break/></text:span><text:span text:style-name="T2">(Green)</text:span></text:p>
          </draw:text-box>
        </draw:frame>
        <draw:frame draw:style-name="gr6" draw:layer="layout" svg:width="4.5cm" svg:height="1.334cm" svg:x="0.025cm" svg:y="13.359cm">
          <draw:text-box>
            <text:p text:style-name="P1"><text:span text:style-name="T2">PROFI Pos Tools</text:span><text:span text:style-name="T2"><text:line-break/></text:span><text:span text:style-name="T2">(Red)</text:span></text:p>
          </draw:text-box>
        </draw:frame>
        <draw:frame draw:style-name="gr6" draw:layer="layout" svg:width="4.5cm" svg:height="1.334cm" svg:x="0.025cm" svg:y="14.859cm">
          <draw:text-box>
            <text:p text:style-name="P1"><text:span text:style-name="T2">PROFI Neg Valve</text:span><text:span text:style-name="T2"><text:line-break/></text:span><text:span text:style-name="T2">(Green)</text:span></text:p>
          </draw:text-box>
        </draw:frame>
        <draw:frame draw:style-name="gr6" draw:layer="layout" svg:width="4.5cm" svg:height="1.334cm" svg:x="0.025cm" svg:y="16.359cm">
          <draw:text-box>
            <text:p text:style-name="P1"><text:span text:style-name="T2">PROFI Pos Valve</text:span><text:span text:style-name="T2"><text:line-break/></text:span><text:span text:style-name="T2">(Red)</text:span></text:p>
          </draw:text-box>
        </draw:frame>
        <draw:frame draw:style-name="gr6" draw:layer="layout" svg:width="4.5cm" svg:height="1.334cm" svg:x="0.025cm" svg:y="17.859cm">
          <draw:text-box>
            <text:p text:style-name="P1"><text:span text:style-name="T2">PROFI Neg IN</text:span><text:span text:style-name="T2"><text:line-break/></text:span><text:span text:style-name="T2">(Green)</text:span></text:p>
          </draw:text-box>
        </draw:frame>
        <draw:frame draw:style-name="gr6" draw:layer="layout" svg:width="4.5cm" svg:height="1.334cm" svg:x="0.025cm" svg:y="19.359cm">
          <draw:text-box>
            <text:p text:style-name="P1"><text:span text:style-name="T2">PROFI Pos IN</text:span><text:span text:style-name="T2"><text:line-break/></text:span><text:span text:style-name="T2">(Red)</text:span></text:p>
          </draw:text-box>
        </draw:frame>
        <draw:frame draw:style-name="gr6" draw:layer="layout" svg:width="4.5cm" svg:height="1cm" svg:x="13.025cm" svg:y="3.025cm">
          <draw:text-box>
            <text:p text:style-name="P1"><text:span text:style-name="T2">N.C.</text:span></text:p>
          </draw:text-box>
        </draw:frame>
        <draw:frame draw:style-name="gr6" draw:layer="layout" svg:width="4.5cm" svg:height="1cm" svg:x="13.025cm" svg:y="4.526cm">
          <draw:text-box>
            <text:p text:style-name="P1"><text:span text:style-name="T2">N.C.</text:span></text:p>
          </draw:text-box>
        </draw:frame>
        <draw:frame draw:style-name="gr6" draw:layer="layout" svg:width="4.5cm" svg:height="1cm" svg:x="13.025cm" svg:y="6.025cm">
          <draw:text-box>
            <text:p text:style-name="P1"><text:span text:style-name="T2">N.C.</text:span></text:p>
          </draw:text-box>
        </draw:frame>
        <draw:frame draw:style-name="gr6" draw:layer="layout" svg:width="4.5cm" svg:height="1cm" svg:x="13.025cm" svg:y="7.526cm">
          <draw:text-box>
            <text:p text:style-name="P1"><text:span text:style-name="T2">N.C.</text:span></text:p>
          </draw:text-box>
        </draw:frame>
        <draw:frame draw:style-name="gr6" draw:layer="layout" svg:width="4.5cm" svg:height="1cm" svg:x="13.025cm" svg:y="9.025cm">
          <draw:text-box>
            <text:p text:style-name="P1"><text:span text:style-name="T2">SHIELD</text:span></text:p>
          </draw:text-box>
        </draw:frame>
        <draw:frame draw:style-name="gr6" draw:layer="layout" svg:width="4.5cm" svg:height="1cm" svg:x="13.025cm" svg:y="10.526cm">
          <draw:text-box>
            <text:p text:style-name="P1"><text:span text:style-name="T2">N.C.</text:span></text:p>
          </draw:text-box>
        </draw:frame>
        <draw:frame draw:style-name="gr6" draw:layer="layout" svg:width="4.5cm" svg:height="1.334cm" svg:x="13.025cm" svg:y="14.859cm">
          <draw:text-box>
            <text:p text:style-name="P1"><text:span text:style-name="T2">PWR GND Tools</text:span><text:span text:style-name="T2"><text:line-break/></text:span><text:span text:style-name="T2">(Brown)</text:span></text:p>
          </draw:text-box>
        </draw:frame>
        <draw:frame draw:style-name="gr6" draw:layer="layout" svg:width="4.5cm" svg:height="1.334cm" svg:x="13.025cm" svg:y="16.359cm">
          <draw:text-box>
            <text:p text:style-name="P1"><text:span text:style-name="T2">24 V Tools</text:span><text:span text:style-name="T2"><text:line-break/></text:span><text:span text:style-name="T2">(Blue)</text:span></text:p>
          </draw:text-box>
        </draw:frame>
        <draw:frame draw:style-name="gr6" draw:layer="layout" svg:width="4.5cm" svg:height="1.334cm" svg:x="13.125cm" svg:y="11.959cm">
          <draw:text-box>
            <text:p text:style-name="P1"><text:span text:style-name="T2">PWR GND Valve</text:span><text:span text:style-name="T2"><text:line-break/></text:span><text:span text:style-name="T2">(Black+White)</text:span></text:p>
          </draw:text-box>
        </draw:frame>
        <draw:frame draw:style-name="gr6" draw:layer="layout" svg:width="4.5cm" svg:height="1.334cm" svg:x="13.125cm" svg:y="13.459cm">
          <draw:text-box>
            <text:p text:style-name="P1"><text:span text:style-name="T2">24 V Valve</text:span><text:span text:style-name="T2"><text:line-break/></text:span><text:span text:style-name="T2">(Brown+Blue)</text:span></text:p>
          </draw:text-box>
        </draw:frame>
        <draw:frame draw:style-name="gr6" draw:layer="layout" svg:width="4.5cm" svg:height="1.334cm" svg:x="13.025cm" svg:y="17.859cm">
          <draw:text-box>
            <text:p text:style-name="P1"><text:span text:style-name="T2">PWR GND IN</text:span><text:span text:style-name="T2"><text:line-break/></text:span><text:span text:style-name="T2">(Brown)</text:span></text:p>
          </draw:text-box>
        </draw:frame>
        <draw:frame draw:style-name="gr6" draw:layer="layout" svg:width="4.5cm" svg:height="1.334cm" svg:x="13.025cm" svg:y="19.359cm">
          <draw:text-box>
            <text:p text:style-name="P1"><text:span text:style-name="T2">24 V IN</text:span><text:span text:style-name="T2"><text:line-break/></text:span><text:span text:style-name="T2">(Blue)</text:span></text:p>
          </draw:text-box>
        </draw:frame>
        <draw:frame draw:style-name="gr6" draw:layer="layout" svg:width="1.5cm" svg:height="1cm" svg:x="5.025cm" svg:y="2.526cm">
          <draw:text-box>
            <text:p text:style-name="P1"><text:span text:style-name="T1">1</text:span></text:p>
          </draw:text-box>
        </draw:frame>
        <draw:frame draw:style-name="gr6" draw:layer="layout" svg:width="1.5cm" svg:height="1cm" svg:x="5.025cm" svg:y="4.025cm">
          <draw:text-box>
            <text:p text:style-name="P1"><text:span text:style-name="T1">2</text:span></text:p>
          </draw:text-box>
        </draw:frame>
        <draw:frame draw:style-name="gr6" draw:layer="layout" svg:width="1.5cm" svg:height="1cm" svg:x="5.025cm" svg:y="5.526cm">
          <draw:text-box>
            <text:p text:style-name="P1"><text:span text:style-name="T1">3</text:span></text:p>
          </draw:text-box>
        </draw:frame>
        <draw:frame draw:style-name="gr6" draw:layer="layout" svg:width="1.5cm" svg:height="1cm" svg:x="5.025cm" svg:y="7.025cm">
          <draw:text-box>
            <text:p text:style-name="P1"><text:span text:style-name="T1">4</text:span></text:p>
          </draw:text-box>
        </draw:frame>
        <draw:frame draw:style-name="gr6" draw:layer="layout" svg:width="1.5cm" svg:height="1cm" svg:x="5.025cm" svg:y="8.526cm">
          <draw:text-box>
            <text:p text:style-name="P1"><text:span text:style-name="T1">5</text:span></text:p>
          </draw:text-box>
        </draw:frame>
        <draw:frame draw:style-name="gr6" draw:layer="layout" svg:width="1.5cm" svg:height="1cm" svg:x="5.025cm" svg:y="10.025cm">
          <draw:text-box>
            <text:p text:style-name="P1"><text:span text:style-name="T1">6</text:span></text:p>
          </draw:text-box>
        </draw:frame>
        <draw:frame draw:style-name="gr6" draw:layer="layout" svg:width="1.5cm" svg:height="1cm" svg:x="5.025cm" svg:y="11.526cm">
          <draw:text-box>
            <text:p text:style-name="P1"><text:span text:style-name="T1">7</text:span></text:p>
          </draw:text-box>
        </draw:frame>
        <draw:frame draw:style-name="gr6" draw:layer="layout" svg:width="1.5cm" svg:height="1cm" svg:x="5.025cm" svg:y="13.025cm">
          <draw:text-box>
            <text:p text:style-name="P1"><text:span text:style-name="T1">8</text:span></text:p>
          </draw:text-box>
        </draw:frame>
        <draw:frame draw:style-name="gr6" draw:layer="layout" svg:width="1.5cm" svg:height="1cm" svg:x="5.025cm" svg:y="14.525cm">
          <draw:text-box>
            <text:p text:style-name="P1"><text:span text:style-name="T1">9</text:span></text:p>
          </draw:text-box>
        </draw:frame>
        <draw:frame draw:style-name="gr6" draw:layer="layout" svg:width="1.5cm" svg:height="1cm" svg:x="5.025cm" svg:y="16.025cm">
          <draw:text-box>
            <text:p text:style-name="P1"><text:span text:style-name="T1">10</text:span></text:p>
          </draw:text-box>
        </draw:frame>
        <draw:frame draw:style-name="gr6" draw:layer="layout" svg:width="1.5cm" svg:height="1cm" svg:x="5.025cm" svg:y="17.525cm">
          <draw:text-box>
            <text:p text:style-name="P1"><text:span text:style-name="T1">11</text:span></text:p>
          </draw:text-box>
        </draw:frame>
        <draw:frame draw:style-name="gr6" draw:layer="layout" svg:width="1.5cm" svg:height="1cm" svg:x="5.025cm" svg:y="19.025cm">
          <draw:text-box>
            <text:p text:style-name="P1"><text:span text:style-name="T1">12</text:span></text:p>
          </draw:text-box>
        </draw:frame>
        <draw:frame draw:style-name="gr6" draw:layer="layout" svg:width="1.5cm" svg:height="1cm" svg:x="11.025cm" svg:y="2.526cm">
          <draw:text-box>
            <text:p text:style-name="P1"><text:span text:style-name="T1">1</text:span></text:p>
          </draw:text-box>
        </draw:frame>
        <draw:frame draw:style-name="gr6" draw:layer="layout" svg:width="1.5cm" svg:height="1cm" svg:x="11.025cm" svg:y="4.025cm">
          <draw:text-box>
            <text:p text:style-name="P1"><text:span text:style-name="T1">2</text:span></text:p>
          </draw:text-box>
        </draw:frame>
        <draw:frame draw:style-name="gr6" draw:layer="layout" svg:width="1.5cm" svg:height="1cm" svg:x="11.025cm" svg:y="5.526cm">
          <draw:text-box>
            <text:p text:style-name="P1"><text:span text:style-name="T1">3</text:span></text:p>
          </draw:text-box>
        </draw:frame>
        <draw:frame draw:style-name="gr6" draw:layer="layout" svg:width="1.5cm" svg:height="1cm" svg:x="11.025cm" svg:y="7.025cm">
          <draw:text-box>
            <text:p text:style-name="P1"><text:span text:style-name="T1">4</text:span></text:p>
          </draw:text-box>
        </draw:frame>
        <draw:frame draw:style-name="gr6" draw:layer="layout" svg:width="1.5cm" svg:height="1cm" svg:x="11.025cm" svg:y="8.526cm">
          <draw:text-box>
            <text:p text:style-name="P1"><text:span text:style-name="T1">5</text:span></text:p>
          </draw:text-box>
        </draw:frame>
        <draw:frame draw:style-name="gr6" draw:layer="layout" svg:width="1.5cm" svg:height="1cm" svg:x="11.025cm" svg:y="10.025cm">
          <draw:text-box>
            <text:p text:style-name="P1"><text:span text:style-name="T1">6</text:span></text:p>
          </draw:text-box>
        </draw:frame>
        <draw:frame draw:style-name="gr6" draw:layer="layout" svg:width="1.5cm" svg:height="1cm" svg:x="11.025cm" svg:y="11.526cm">
          <draw:text-box>
            <text:p text:style-name="P1"><text:span text:style-name="T1">7</text:span></text:p>
          </draw:text-box>
        </draw:frame>
        <draw:frame draw:style-name="gr6" draw:layer="layout" svg:width="1.5cm" svg:height="1cm" svg:x="11.025cm" svg:y="13.025cm">
          <draw:text-box>
            <text:p text:style-name="P1"><text:span text:style-name="T1">8</text:span></text:p>
          </draw:text-box>
        </draw:frame>
        <draw:frame draw:style-name="gr6" draw:layer="layout" svg:width="1.5cm" svg:height="1cm" svg:x="11.025cm" svg:y="14.525cm">
          <draw:text-box>
            <text:p text:style-name="P1"><text:span text:style-name="T1">9</text:span></text:p>
          </draw:text-box>
        </draw:frame>
        <draw:frame draw:style-name="gr6" draw:layer="layout" svg:width="1.5cm" svg:height="1cm" svg:x="11.025cm" svg:y="16.025cm">
          <draw:text-box>
            <text:p text:style-name="P1"><text:span text:style-name="T1">10</text:span></text:p>
          </draw:text-box>
        </draw:frame>
        <draw:frame draw:style-name="gr6" draw:layer="layout" svg:width="1.5cm" svg:height="1cm" svg:x="11.025cm" svg:y="17.525cm">
          <draw:text-box>
            <text:p text:style-name="P1"><text:span text:style-name="T1">11</text:span></text:p>
          </draw:text-box>
        </draw:frame>
        <draw:frame draw:style-name="gr6" draw:layer="layout" svg:width="1.5cm" svg:height="1cm" svg:x="11.025cm" svg:y="19.025cm">
          <draw:text-box>
            <text:p text:style-name="P1"><text:span text:style-name="T1">12</text:span></text:p>
          </draw:text-box>
        </draw:frame>
        <draw:path draw:style-name="gr7" draw:layer="layout" svg:width="0.7cm" svg:height="3cm" svg:x="7.025cm" svg:y="17.025cm" svg:viewBox="0 0 701 3001" svg:d="M0 3001c185-155 318-313 439-521 180-313 262-619 262-980 0-360-82-666-262-979-121-208-254-366-439-521">
          <text:p/>
        </draw:path>
        <draw:frame draw:style-name="gr5" draw:layer="layout" svg:width="12.2cm" svg:height="1.5cm" svg:x="2.425cm" svg:y="0.025cm">
          <draw:text-box>
            <text:p text:style-name="P1"><text:span text:style-name="T3">Floor robot – Terminal box at axis 3</text:span></text:p>
          </draw:text-box>
        </draw:frame>
        <draw:path draw:style-name="gr8" draw:layer="layout" svg:width="0.699cm" svg:height="3cm" svg:x="7.025cm" svg:y="12.526cm" svg:viewBox="0 0 700 3001" svg:d="M0 3001c184-155 318-313 438-521 180-313 262-619 262-980 0-360-82-666-262-979-120-208-254-366-438-521">
          <text:p/>
        </draw:path>
        <draw:path draw:style-name="gr8" draw:layer="layout" svg:width="0.699cm" svg:height="3cm" svg:x="7.025cm" svg:y="15.525cm" svg:viewBox="0 0 700 3001" svg:d="M0 3001c184-155 318-313 438-521 180-313 262-619 262-980 0-360-82-666-262-979-120-208-254-366-438-521">
          <text:p/>
        </draw:path>
        <draw:path draw:style-name="gr7" draw:layer="layout" svg:width="0.699cm" svg:height="3cm" svg:x="7.025cm" svg:y="14.025cm" svg:viewBox="0 0 700 3001" svg:d="M0 3001c184-155 318-313 438-521 180-313 262-619 262-980 0-360-82-666-262-979-120-208-254-366-438-521">
          <text:p/>
        </draw:path>
        <draw:path draw:style-name="gr8" draw:layer="layout" svg:width="0.7cm" svg:height="3cm" svg:x="9.825cm" svg:y="12.526cm" svg:viewBox="0 0 701 3001" svg:d="M700 3001c-184-154-317-313-437-521-181-312-263-619-263-979 0-361 82-667 263-979 120-209 253-367 438-522">
          <text:p/>
        </draw:path>
        <draw:path draw:style-name="gr7" draw:layer="layout" svg:width="0.699cm" svg:height="3cm" svg:x="9.825cm" svg:y="14.025cm" svg:viewBox="0 0 700 3001" svg:d="M700 3001c-184-155-318-313-438-521-180-313-262-619-262-979 0-361 82-667 262-980 120-208 254-366 438-521">
          <text:p/>
        </draw:path>
        <draw:path draw:style-name="gr8" draw:layer="layout" svg:width="0.699cm" svg:height="3cm" svg:x="9.825cm" svg:y="15.525cm" svg:viewBox="0 0 700 3001" svg:d="M700 3001c-184-155-318-313-438-521-180-313-262-619-262-979 0-361 82-667 262-980 120-208 254-366 438-521">
          <text:p/>
        </draw:path>
        <draw:path draw:style-name="gr7" draw:layer="layout" svg:width="0.699cm" svg:height="3cm" svg:x="9.825cm" svg:y="17.025cm" svg:viewBox="0 0 700 3001" svg:d="M700 3001c-184-155-318-313-438-521-180-313-262-619-262-979 0-361 82-667 262-980 120-208 254-366 438-52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651cm" fo:page-height="21.0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12-17T19:07:45.750326873</dc:date>
    <meta:editing-duration>P0D</meta:editing-duration>
    <meta:editing-cycles>1</meta:editing-cycles>
    <meta:document-statistic meta:object-count="140"/>
  </office:meta>
</office:document-meta>
</file>